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58466" draw:fill="solid" draw:fill-color="#ffffd7" draw:textarea-horizontal-align="justify" draw:textarea-vertical-align="top" draw:auto-grow-height="false" fo:min-height="6.549cm" fo:min-width="1.219cm" style:writing-mode="lr-tb"/>
      <style:paragraph-properties style:writing-mode="lr-tb"/>
    </style:style>
    <style:style style:name="gr2" style:family="graphic" style:parent-style-name="Node">
      <style:graphic-properties draw:textarea-vertical-align="middle" draw:auto-grow-height="false" fo:min-height="1.338cm" fo:min-width="2.357cm" style:writing-mode="lr-tb"/>
      <style:paragraph-properties style:writing-mode="lr-tb"/>
    </style:style>
    <style:style style:name="gr3" style:family="graphic" style:parent-style-name="Node">
      <style:graphic-properties draw:textarea-vertical-align="middle" draw:auto-grow-height="false" fo:min-height="0.703cm" fo:min-width="2.7cm" style:writing-mode="lr-tb"/>
      <style:paragraph-properties style:writing-mode="lr-tb"/>
    </style:style>
    <style:style style:name="gr4" style:family="graphic" style:parent-style-name="PRE">
      <style:graphic-properties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PRE">
      <style:graphic-properties draw:textarea-horizontal-align="justify" draw:textarea-vertical-align="middle" draw:auto-grow-height="false" fo:min-height="0.317cm" fo:min-width="1.588cm" style:writing-mode="lr-tb"/>
      <style:paragraph-properties style:writing-mode="lr-tb"/>
    </style:style>
    <style:style style:name="gr7" style:family="graphic" style:parent-style-name="PRE">
      <style:graphic-properties draw:textarea-horizontal-align="justify" draw:textarea-vertical-align="middle" draw:auto-grow-height="false" fo:min-height="0.317cm" fo:min-width="1.6cm" style:writing-mode="lr-tb"/>
      <style:paragraph-properties style:writing-mode="lr-tb"/>
    </style:style>
    <style:style style:name="gr8" style:family="graphic" style:parent-style-name="Text">
      <style:graphic-properties draw:textarea-horizontal-align="justify" draw:textarea-vertical-align="middle" draw:auto-grow-height="false" fo:min-height="0.999cm" fo:min-width="2.85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Node">
      <style:graphic-properties draw:textarea-vertical-align="middle" draw:auto-grow-height="false" fo:min-height="0.702cm" fo:min-width="1.405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solid" draw:fill-color="#ffffd7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style:font-size-asian="9pt" style:font-size-complex="9pt"/>
    </style:style>
    <style:style style:name="P6" style:family="paragraph">
      <style:paragraph-properties fo:text-align="center" style:writing-mode="lr-tb"/>
      <style:text-properties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6.985cm" svg:x="3.14cm" svg:y="0.365cm">
          <text:p text:style-name="P1"><text:span text:style-name="T1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857cm" svg:height="1.588cm" svg:x="2.605cm" svg:y="1.317cm">
          <text:p text:style-name="P3">Anchoring node A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857cm" svg:height="1.588cm" svg:x="2.605cm" svg:y="3.222cm">
          <text:p text:style-name="P3">Anchoring node 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57cm" svg:height="1.588cm" svg:x="2.605cm" svg:y="5.127cm">
          <text:p text:style-name="P3">Anchoring node 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2.5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.905cm" svg:height="0.317cm" svg:x="3.14cm" svg:y="3.235cm">
          <text:p text:style-name="P5"><text:span text:style-name="T2">0x8964</text:span></text:p>
          <draw:enhanced-geometry svg:viewBox="0 0 21600 21600" draw:type="rectangle" draw:enhanced-path="M 0 0 L 21600 0 21600 21600 0 21600 0 0 Z N"/>
        </draw:custom-shape>
        <draw:g draw:style-name="gr5" xml:id="id2" draw:id="id2">
          <draw:custom-shape draw:style-name="gr6" draw:text-style-name="P6" draw:layer="layout" svg:width="1.588cm" svg:height="0.317cm" svg:x="6.973cm" svg:y="2.582cm">
            <text:p text:style-name="P5"><text:span text:style-name="T2">0x3D1F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6cm" svg:height="0.317cm" svg:x="8.561cm" svg:y="2.583cm">
            <text:p text:style-name="P5"><text:span text:style-name="T2">0xFE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588cm" svg:height="0.317cm" svg:x="6.973cm" svg:y="2.881cm">
            <text:p text:style-name="P5"><text:span text:style-name="T2">0x896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6cm" svg:height="0.317cm" svg:x="8.561cm" svg:y="2.882cm">
            <text:p text:style-name="P5"><text:span text:style-name="T2">0x81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588cm" svg:height="0.317cm" svg:x="6.973cm" svg:y="3.181cm">
            <text:p text:style-name="P5"><text:span text:style-name="T2">0xB7C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6cm" svg:height="0.317cm" svg:x="8.561cm" svg:y="3.182cm">
            <text:p text:style-name="P5"><text:span text:style-name="T2">0x1E8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4" draw:layer="layout" svg:width="3.2cm" svg:height="0.953cm" svg:x="6.967cm" svg:y="3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5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6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1.2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58cm" svg:height="0.999cm" svg:x="7.138cm" svg:y="0.107cm">
          <text:p text:style-name="P3">Service Nodes</text:p>
          <draw:enhanced-geometry svg:viewBox="0 0 21600 21600" draw:type="rectangle" draw:enhanced-path="M 0 0 L 21600 0 21600 21600 0 21600 0 0 Z N"/>
        </draw:custom-shape>
        <draw:connector draw:style-name="gr9" draw:text-style-name="P7" draw:layer="controls" draw:type="lines" svg:x1="5.045cm" svg:y1="3.393cm" svg:x2="6.973cm" svg:y2="3.04cm" draw:start-shape="id1" draw:start-glue-point="1" draw:end-shape="id2" draw:end-glue-point="3" svg:d="M5045 3393h499l929-353h500" svg:viewBox="0 0 1929 354">
          <text:p/>
        </draw:connector>
        <draw:connector draw:style-name="gr10" draw:text-style-name="P7" draw:layer="measurelines" draw:type="lines" svg:x1="6.973cm" svg:y1="3.04cm" svg:x2="5.462cm" svg:y2="4.016cm" draw:start-shape="id2" draw:start-glue-point="3" draw:end-shape="id3" svg:d="M6973 3040h-500l-511 976h-500" svg:viewBox="0 0 1512 977">
          <text:p/>
        </draw:connector>
        <draw:custom-shape draw:style-name="gr11" draw:text-style-name="P3" xml:id="id4" draw:id="id4" draw:layer="measurelines" svg:width="1.905cm" svg:height="0.952cm" svg:x="0.047cm" svg:y="6.08cm">
          <text:p text:style-name="P3">3rd party API</text:p>
          <draw:enhanced-geometry svg:viewBox="0 0 21600 21600" draw:type="rectangle" draw:enhanced-path="M 0 0 L 21600 0 21600 21600 0 21600 0 0 Z N"/>
        </draw:custom-shape>
        <draw:connector draw:style-name="gr12" draw:text-style-name="P7" draw:layer="measurelines" draw:type="lines" svg:x1="2.605cm" svg:y1="4.016cm" svg:x2="0.999cm" svg:y2="6.08cm" draw:start-shape="id3" draw:start-glue-point="3" draw:end-shape="id4" svg:d="M2605 4016h-502l-1104 1563v501" svg:viewBox="0 0 1607 206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/>
      <style:text-properties style:font-name="Noto Sans" fo:font-family="'Noto Sans'" style:font-family-generic="roman" style:font-pitch="variable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de" style:family="graphic" style:parent-style-name="standard">
      <style:graphic-properties draw:stroke-dash="Dash_20_Dot_20_4" draw:fill="none" draw:shadow="hidden" draw:shadow-offset-x="0.203cm" draw:shadow-offset-y="0.203cm" draw:shadow-color="#cccccc"/>
      <style:text-properties fo:font-size="10pt"/>
    </style:style>
    <style:style style:name="PRE" style:family="graphic" style:parent-style-name="Text">
      <style:graphic-properties draw:fill="solid" draw:fill-color="#eeeeee"/>
      <style:paragraph-properties>
        <style:tab-stops/>
      </style:paragraph-properties>
      <style:text-properties style:font-name="FreeMono2" fo:font-family="FreeMono" style:font-style-name="Regular" style:font-family-generic="modern" style:font-pitch="fixed" fo:font-size="9pt"/>
    </style:style>
  </office:styles>
  <office:automatic-styles>
    <style:page-layout style:name="PM0">
      <style:page-layout-properties fo:margin-top="1cm" fo:margin-bottom="1cm" fo:margin-left="1cm" fo:margin-right="1cm" fo:page-width="10.41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Nodes</svg:title>
      </draw:layer>
      <draw:layer draw:name="background"/>
      <draw:layer draw:name="backgroundobjects"/>
      <draw:layer draw:name="controls">
        <svg:title>DHT look up Service Node for the given Smart Token</svg:title>
      </draw:layer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31:30.639074857</meta:creation-date>
    <dc:date>2023-09-04T23:30:36.419171544</dc:date>
    <meta:editing-duration>PT1H50M15S</meta:editing-duration>
    <meta:editing-cycles>6</meta:editing-cycles>
    <meta:generator>LibreOffice/7.5.5.2$Linux_AARCH64 LibreOffice_project/50$Build-2</meta:generator>
    <meta:document-statistic meta:object-count="22"/>
  </office:meta>
</office:document-meta>
</file>